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KacstLetter" svg:font-family="KacstLett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5pt" officeooo:rsid="00162df2" officeooo:paragraph-rsid="00162df2" style:font-size-asian="15pt" style:font-name-complex="KacstLetter" style:font-size-complex="15pt"/>
    </style:style>
    <style:style style:name="P2" style:family="paragraph" style:parent-style-name="Standard" style:list-style-name="L1">
      <style:paragraph-properties fo:text-align="end" style:justify-single-word="false" style:writing-mode="rl-tb"/>
      <style:text-properties fo:font-size="15pt" officeooo:rsid="00162df2" officeooo:paragraph-rsid="00162df2" style:font-size-asian="15pt" style:font-name-complex="KacstLetter" style:font-size-complex="15pt"/>
    </style:style>
    <style:style style:name="P3" style:family="paragraph" style:parent-style-name="Standard" style:list-style-name="L2">
      <style:paragraph-properties fo:text-align="end" style:justify-single-word="false" style:writing-mode="rl-tb"/>
      <style:text-properties fo:font-size="15pt" officeooo:rsid="00162df2" officeooo:paragraph-rsid="00162df2" style:font-size-asian="15pt" style:font-name-complex="KacstLetter" style:font-size-complex="15pt"/>
    </style:style>
    <style:style style:name="P4" style:family="paragraph" style:parent-style-name="Standard" style:list-style-name="L1">
      <style:paragraph-properties fo:text-align="end" style:justify-single-word="false" style:writing-mode="rl-tb"/>
      <style:text-properties fo:font-size="15pt" officeooo:rsid="0016d943" officeooo:paragraph-rsid="0016d943" style:font-size-asian="15pt" style:font-name-complex="KacstLetter" style:font-size-complex="15pt"/>
    </style:style>
    <style:style style:name="P5" style:family="paragraph" style:parent-style-name="Standard" style:list-style-name="L2">
      <style:paragraph-properties fo:text-align="end" style:justify-single-word="false" style:writing-mode="rl-tb"/>
      <style:text-properties fo:font-size="15pt" officeooo:rsid="0016d943" officeooo:paragraph-rsid="0016d943" style:font-size-asian="15pt" style:font-name-complex="KacstLetter" style:font-size-complex="15pt"/>
    </style:style>
    <style:style style:name="P6" style:family="paragraph" style:parent-style-name="Standard" style:list-style-name="L1">
      <style:paragraph-properties fo:text-align="end" style:justify-single-word="false" style:writing-mode="rl-tb"/>
      <style:text-properties fo:font-size="15pt" officeooo:rsid="0018bf14" officeooo:paragraph-rsid="0018bf14" style:font-size-asian="15pt" style:font-name-complex="KacstLetter" style:font-size-complex="15pt"/>
    </style:style>
    <style:style style:name="P7" style:family="paragraph" style:parent-style-name="Standard" style:list-style-name="L1">
      <style:paragraph-properties fo:text-align="end" style:justify-single-word="false" style:writing-mode="rl-tb"/>
      <style:text-properties fo:font-size="15pt" officeooo:rsid="001a08f7" officeooo:paragraph-rsid="001a08f7" style:font-size-asian="15pt" style:font-name-complex="KacstLetter" style:font-size-complex="15pt"/>
    </style:style>
    <style:style style:name="P8" style:family="paragraph" style:parent-style-name="Standard" style:list-style-name="L1">
      <style:paragraph-properties fo:text-align="end" style:justify-single-word="false" style:writing-mode="rl-tb"/>
      <style:text-properties fo:font-size="15pt" officeooo:rsid="001b11dc" officeooo:paragraph-rsid="001b11dc" style:font-size-asian="15pt" style:font-name-complex="KacstLetter" style:font-size-complex="15pt"/>
    </style:style>
    <style:style style:name="P9" style:family="paragraph" style:parent-style-name="Standard" style:list-style-name="L2">
      <style:paragraph-properties fo:text-align="end" style:justify-single-word="false" style:writing-mode="rl-tb"/>
      <style:text-properties fo:font-size="15pt" officeooo:rsid="001b3d33" officeooo:paragraph-rsid="001b3d33" style:font-size-asian="15pt" style:font-name-complex="KacstLetter" style:font-size-complex="15pt"/>
    </style:style>
    <style:style style:name="P10" style:family="paragraph" style:parent-style-name="Standard">
      <style:paragraph-properties fo:text-align="center" style:justify-single-word="false" style:writing-mode="rl-tb"/>
      <style:text-properties fo:font-size="25pt" officeooo:rsid="00162df2" officeooo:paragraph-rsid="00162df2" style:font-size-asian="25pt" style:font-name-complex="KacstLetter" style:font-size-complex="25pt"/>
    </style:style>
    <style:style style:name="P11" style:family="paragraph" style:parent-style-name="Standard">
      <style:paragraph-properties fo:text-align="end" style:justify-single-word="false" style:writing-mode="rl-tb"/>
      <style:text-properties fo:font-size="18pt" fo:font-weight="bold" officeooo:rsid="00162df2" officeooo:paragraph-rsid="00162df2" style:font-size-asian="18pt" style:font-weight-asian="bold" style:font-name-complex="KacstLetter" style:font-size-complex="18pt" style:font-weight-complex="bold"/>
    </style:style>
    <style:style style:name="T1" style:family="text">
      <style:text-properties officeooo:rsid="0016d943"/>
    </style:style>
    <style:style style:name="T2" style:family="text">
      <style:text-properties officeooo:rsid="0018bf14"/>
    </style:style>
    <style:style style:name="T3" style:family="text">
      <style:text-properties officeooo:rsid="001a08f7"/>
    </style:style>
    <style:style style:name="T4" style:family="text">
      <style:text-properties officeooo:rsid="001b11dc"/>
    </style:style>
    <style:style style:name="T5" style:family="text">
      <style:text-properties officeooo:rsid="001d1bc9"/>
    </style:style>
    <style:style style:name="T6" style:family="text">
      <style:text-properties officeooo:rsid="001efb8f"/>
    </style:style>
    <text:list-style style:name="L1">
      <text:list-level-style-bullet text:level="1" text:style-name="Bullet_20_Symbols" text:bullet-char="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برنامج تتبع حالات كورونا في المدارس</text:p>
      <text:p text:style-name="P1"/>
      <text:p text:style-name="P1">برنامج لتتبع انتشار فيروس كورونا في المدارس وبين المعلمين والطلاب<text:span text:style-name="T6">، وكذلك تتبع الإغلاقات في المدارس بسبب تفشي المرض، بما في ذلك عرض التاريخ الزمني للسجلات، مع نظام حماية قوي، وتحديد صلاحيات للمستخدمين.</text:span></text:p>
      <text:p text:style-name="P1"/>
      <text:p text:style-name="P11">ماذا يغطي البرنامج:</text:p>
      <text:p text:style-name="P11"/>
      <text:list xml:id="list1202313342" text:style-name="L1">
        <text:list-item>
          <text:p text:style-name="P2">نظام لإدارة حسابات المستخدمين، وفيه 3 أنواع للمستخدمين :<text:span text:style-name="T1">حساب</text:span> إدارة برنامج، <text:span text:style-name="T1">وحساب </text:span>مشرف قسم ميدان في مديرية، <text:span text:style-name="T1">و حساب مدرسة، لدى كل منهم صلاحيات محدّدة متعلقة بمجال عمله، ولكل حساب معلومات الاتصال المتعلقة به.</text:span></text:p>
          <text:list>
            <text:list-item>
              <text:p text:style-name="P6">يمكن لإدارة البرنامج رؤية معلومات جميع الحسابات <text:span text:style-name="T4">وتعديل معلومات الاتصال لها.</text:span></text:p>
            </text:list-item>
            <text:list-item>
              <text:p text:style-name="P6">يمكن لمشرفي المديريات رؤية معلومات حسابات إدارة البرنامج والحسابات التي في نفس المديرية التي يتبعون لها فقط، دون المديريات الأخرى. <text:span text:style-name="T4">ويمكنهم تعديل معلومات الاتصال للمدارس التي تتبع لهم.</text:span></text:p>
            </text:list-item>
            <text:list-item>
              <text:p text:style-name="P6">يمكن لحسابات المدارس رؤية حسابات المشرفين في المديريات التي يتبعون لها. <text:span text:style-name="T4">ويمكنهم تعديل معلومات حساب مدرستهم دون المدارس الأخرى.</text:span></text:p>
            </text:list-item>
            <text:list-item>
              <text:p text:style-name="P8">يمكن لحسابات إدارة البرنامج والمشرفين تعطيل وتفعيل الحسابات الأدنى منهم هرمياً، بشرط أن يكونوا من نفس المديرية إذا كان المستخدم مشرفاً.</text:p>
            </text:list-item>
          </text:list>
        </text:list-item>
        <text:list-item>
          <text:p text:style-name="P4">ملفات المدارس: لكل حساب مدرسة ملف مرتبط به، فيه معلومات متعلقة بالمدرسة لاستخدامها في الإحصاءات، ويمكن للمدرسة تحديث معلوماتها.</text:p>
          <text:list>
            <text:list-item>
              <text:p text:style-name="P4">ومن تلك المعلومات: عدد الطلاب الذكوروالإناث وعدد الموظفين الذكور والإناث ونوع المدرسة وعمرها وسنة البناء وفترة الدوام، والمرحلة الدراسية، وغيرها.</text:p>
            </text:list-item>
          </text:list>
        </text:list-item>
        <text:list-item>
          <text:p text:style-name="P4">نظام رصد وتتبع حالات كورونا:</text:p>
          <text:list>
            <text:list-item>
              <text:p text:style-name="P6">تتبع الحالات حسب نوعها: اشتباه أو مؤكدة أو مغلقة.</text:p>
            </text:list-item>
            <text:list-item>
              <text:p text:style-name="P6">معلومات صاحب الحالة ودوره ووسائل الاتصال به.</text:p>
            </text:list-item>
            <text:list-item>
              <text:p text:style-name="P6">عدة أنواع لحالات الاشتباه: اشتباه شخصي/ولي أمر، اشتباه طبيب خاص، واشتباه جهة حكومية ذات اختصاص.</text:p>
            </text:list-item>
            <text:list-item>
              <text:p text:style-name="P6">عدة أنواع للإغلاق: اشتباه خاطئ، شفاء، وفاة.</text:p>
            </text:list-item>
            <text:list-item>
              <text:p text:style-name="P6">سجل زمني لتتبع التغييرات على الحالة.</text:p>
            </text:list-item>
            <text:list-item>
              <text:p text:style-name="P6">تتبع وجود سجلات لحالات سابقة لنفس الشخص.</text:p>
            </text:list-item>
            <text:list-item>
              <text:p text:style-name="P6">إمكانية فرز الحالات حسب المديرية (لإدارة البرنامج)، أو حسب النوع (لإدارة البرنامج والمشرفين).</text:p>
            </text:list-item>
          </text:list>
        </text:list-item>
        <text:list-item>
          <text:p text:style-name="P6">نظام رصد وتتبع إغلاق المدارس بسبب فيروس كورونا، بما في ذلك:</text:p>
          <text:list>
            <text:list-item>
              <text:p text:style-name="P6">إمكانية إنشاء وتعديل سجلات الإغلاق: إغلاق شعبة صفية (مع تحديد الصف والشعبة الدراسية) أو إغلاق مدرسة (مع تحديد نوعه: مع تواجد المعلمين والإدارة، أو مع تواجد المعلمين، أو إغلاق كامل)، وتاريخ بدء الإغلاق وتاريخ انتهائه.</text:p>
            </text:list-item>
            <text:list-item>
              <text:p text:style-name="P6"><text:soft-page-break/>إمكانية عرض قائمة بالإغلاقات، بحيث <text:span text:style-name="T3">تُعرض المعلومات المصرح له بعرضها، و</text:span>يمكن فرزها حسب المديرية (لإدارة البرنامج فقط) أو نوع الإغلاق (كلي أو جزئي) (إدارة البرنامج والمشرفين<text:span text:style-name="T3">).</text:span></text:p>
            </text:list-item>
            <text:list-item>
              <text:p text:style-name="P7">إمكانية عرض سجل الإغلاق، والذي يعرض معلومات الإغلاق، ومعلومات المدرسة ذات العلاقة، والسجل الزمني للإغلاق، والسجل الزمني للإغلاقات الأخرى لنفس المدرسة.</text:p>
            </text:list-item>
          </text:list>
        </text:list-item>
      </text:list>
      <text:p text:style-name="P1"/>
      <text:p text:style-name="P1"/>
      <text:p text:style-name="P11">المزايا</text:p>
      <text:p text:style-name="P11"/>
      <text:list xml:id="list3637359337" text:style-name="L2">
        <text:list-item>
          <text:p text:style-name="P9">البرنامج مبني من أساسه لهذا الغرض، وليس برنامجًا تم تطويعه. وقد تم بناؤه مع أخذ الأمن والحماية وسهولة الاستخدام وملاءمته للغرض كأعلى أولوياته.</text:p>
        </text:list-item>
        <text:list-item>
          <text:p text:style-name="P9">اعتمد بناء البرنامج على استشارات من ذوي الاختصاص، وذلك ليلبي الاحتياجات التي بُني لأجلها.</text:p>
        </text:list-item>
        <text:list-item>
          <text:p text:style-name="P3">البرنامج يعمل عبر الإنترنت ويعطي معلومات محدثة لحظيًّا بحيث تظهر كلّ التعديلات مباشرة لدى المصرح لهم بعرضها.</text:p>
        </text:list-item>
        <text:list-item>
          <text:p text:style-name="P9">يستخدم البرنامج أحدث وأفضل تقنيات الويب عالميًا، بما فيها: PHP 7.3, Laravel 7.24, VueJS 2.5, Bootstrap 4.</text:p>
        </text:list-item>
        <text:list-item>
          <text:p text:style-name="P5">نظام تعدد أنواع وصلاحيات المستخدمين، بحيث يحصل كل مستخدم فقط على الصلاحيات اللازمة لقيامه بعمله.</text:p>
        </text:list-item>
        <text:list-item>
          <text:p text:style-name="P5">حماية متعددة الطبقات لضمان أمان الحسابات، بما في ذلك: نظام قوي للتحقق من المدخلات validation متعدد الطبقات يعمل على حاسوب المستخدم وعلى الخادم، ونظام تحقق من صلاحيات المستخدمين <text:span text:style-name="T5">على كل جزء من أجزاء البرنامج، إضافة إلى حماية من هجمات تضمين الأكواد الخبيثة، بما فيها SQL Injection و XSS، واستخدام تشفير عالي المستوى للحماية من التنصّت على البيانات المنقولة وتعديلها.</text:span></text:p>
        </text:list-item>
        <text:list-item>
          <text:p text:style-name="P5">تتبع صاحب آخر تعديل: في السجلات التي يمكن لأكثر من شخص التعديل عليها، يتم تسجيل من قام بآخر تعديل مع الوقت والتاريخ <text:span text:style-name="T2">وعنوان إنترنت (IP) الخاص به.</text:span></text:p>
        </text:list-item>
        <text:list-item>
          <text:p text:style-name="P9">توفر دعم فني طوال فترة الدوام الرسمي (من الساعة السابعة والنصف صباحًا، وحتى الساعة الثانية ظُهرًا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KacstLetter" svg:font-family="KacstLett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3T13:27:34.974601757</meta:creation-date>
    <dc:date>2020-09-13T14:35:44.516086045</dc:date>
    <meta:editing-duration>PT25M27S</meta:editing-duration>
    <meta:editing-cycles>5</meta:editing-cycles>
    <meta:generator>LibreOffice/6.2.8.2$Linux_X86_64 LibreOffice_project/20$Build-2</meta:generator>
    <meta:document-statistic meta:table-count="0" meta:image-count="0" meta:object-count="0" meta:page-count="2" meta:paragraph-count="31" meta:word-count="571" meta:character-count="3441" meta:non-whitespace-character-count="2928"/>
  </office:meta>
</office:document-meta>
</file>